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a7fb" officeooo:paragraph-rsid="0007a7fb"/>
    </style:style>
    <style:style style:name="P2" style:family="paragraph" style:parent-style-name="Standard">
      <style:text-properties officeooo:rsid="0007a7fb" officeooo:paragraph-rsid="000af926"/>
    </style:style>
    <style:style style:name="P3" style:family="paragraph" style:parent-style-name="Standard">
      <style:text-properties officeooo:rsid="0007a7fb" officeooo:paragraph-rsid="00118451"/>
    </style:style>
    <style:style style:name="P4" style:family="paragraph" style:parent-style-name="Standard">
      <style:text-properties officeooo:rsid="00099d39" officeooo:paragraph-rsid="00099d39"/>
    </style:style>
    <style:style style:name="P5" style:family="paragraph" style:parent-style-name="Standard">
      <style:text-properties officeooo:rsid="000a630a" officeooo:paragraph-rsid="000a630a"/>
    </style:style>
    <style:style style:name="P6" style:family="paragraph" style:parent-style-name="Standard">
      <style:text-properties officeooo:rsid="000af926" officeooo:paragraph-rsid="000af926"/>
    </style:style>
    <style:style style:name="P7" style:family="paragraph" style:parent-style-name="Standard">
      <style:text-properties officeooo:rsid="000cd0d5" officeooo:paragraph-rsid="000cd0d5"/>
    </style:style>
    <style:style style:name="P8" style:family="paragraph" style:parent-style-name="Standard">
      <style:text-properties fo:font-weight="bold" officeooo:rsid="0007a7fb" officeooo:paragraph-rsid="0007a7fb" style:font-weight-asian="bold" style:font-weight-complex="bold"/>
    </style:style>
    <style:style style:name="P9" style:family="paragraph" style:parent-style-name="Standard">
      <style:text-properties fo:font-weight="bold" officeooo:rsid="000a630a" officeooo:paragraph-rsid="000a630a" style:font-weight-asian="bold" style:font-weight-complex="bold"/>
    </style:style>
    <style:style style:name="P10" style:family="paragraph" style:parent-style-name="Standard">
      <style:text-properties fo:font-weight="bold" officeooo:rsid="000ea367" officeooo:paragraph-rsid="000ea367" style:font-weight-asian="bold" style:font-weight-complex="bold"/>
    </style:style>
    <style:style style:name="P11" style:family="paragraph" style:parent-style-name="Standard">
      <style:text-properties fo:font-weight="bold" officeooo:rsid="00133d56" officeooo:paragraph-rsid="00133d56" style:font-weight-asian="bold" style:font-weight-complex="bold"/>
    </style:style>
    <style:style style:name="P12" style:family="paragraph" style:parent-style-name="Standard">
      <style:text-properties officeooo:rsid="001022bf" officeooo:paragraph-rsid="001022bf"/>
    </style:style>
    <style:style style:name="P13" style:family="paragraph" style:parent-style-name="Standard">
      <style:text-properties fo:font-weight="normal" officeooo:paragraph-rsid="0014c08b"/>
    </style:style>
    <style:style style:name="P14" style:family="paragraph" style:parent-style-name="Standard">
      <style:text-properties fo:font-weight="normal" officeooo:rsid="0015e4a3" officeooo:paragraph-rsid="0015e4a3"/>
    </style:style>
    <style:style style:name="P15" style:family="paragraph" style:parent-style-name="Standard">
      <style:text-properties fo:font-weight="normal" officeooo:rsid="0017cdc4" officeooo:paragraph-rsid="0017cdc4"/>
    </style:style>
    <style:style style:name="P16" style:family="paragraph" style:parent-style-name="Standard">
      <style:text-properties fo:font-weight="normal" officeooo:rsid="0018012c" officeooo:paragraph-rsid="0018012c"/>
    </style:style>
    <style:style style:name="P17" style:family="paragraph" style:parent-style-name="Standard">
      <style:text-properties fo:font-weight="bold" officeooo:rsid="0015e4a3" officeooo:paragraph-rsid="0015e4a3" style:font-weight-asian="bold" style:font-weight-complex="bold"/>
    </style:style>
    <style:style style:name="T1" style:family="text">
      <style:text-properties officeooo:rsid="000af926"/>
    </style:style>
    <style:style style:name="T2" style:family="text">
      <style:text-properties officeooo:rsid="000c4254"/>
    </style:style>
    <style:style style:name="T3" style:family="text">
      <style:text-properties officeooo:rsid="000ef370"/>
    </style:style>
    <style:style style:name="T4" style:family="text">
      <style:text-properties officeooo:rsid="00118451"/>
    </style:style>
    <style:style style:name="T5" style:family="text">
      <style:text-properties officeooo:rsid="00119a6b"/>
    </style:style>
    <style:style style:name="T6" style:family="text">
      <style:text-properties officeooo:rsid="0012b50f"/>
    </style:style>
    <style:style style:name="T7" style:family="text">
      <style:text-properties fo:color="#c586c0" loext:opacity="100%" style:font-name="Droid Sans Mono" fo:font-size="10.5pt" officeooo:rsid="00133d56" fo:background-color="#000000" loext:char-shading-value="0" style:font-weight-asian="bold" style:font-weight-complex="bold"/>
    </style:style>
    <style:style style:name="T8" style:family="text">
      <style:text-properties fo:color="#ffffff" loext:opacity="100%" style:font-name="Droid Sans Mono" fo:font-size="10.5pt" officeooo:rsid="00133d56" fo:background-color="#000000" loext:char-shading-value="0" style:font-weight-asian="bold" style:font-weight-complex="bold"/>
    </style:style>
    <style:style style:name="T9" style:family="text">
      <style:text-properties fo:color="#569cd6" loext:opacity="100%" style:font-name="Droid Sans Mono" fo:font-size="10.5pt" officeooo:rsid="00133d56" fo:background-color="#000000" loext:char-shading-value="0" style:font-weight-asian="bold" style:font-weight-complex="bold"/>
    </style:style>
    <style:style style:name="T10" style:family="text">
      <style:text-properties fo:color="#9cdcfe" loext:opacity="100%" style:font-name="Droid Sans Mono" fo:font-size="10.5pt" officeooo:rsid="00133d56" fo:background-color="#000000" loext:char-shading-value="0" style:font-weight-asian="bold" style:font-weight-complex="bold"/>
    </style:style>
    <style:style style:name="T11" style:family="text">
      <style:text-properties fo:color="#d4d4d4" loext:opacity="100%" style:font-name="Droid Sans Mono" fo:font-size="10.5pt" officeooo:rsid="00133d56" fo:background-color="#000000" loext:char-shading-value="0" style:font-weight-asian="bold" style:font-weight-complex="bold"/>
    </style:style>
    <style:style style:name="T12" style:family="text">
      <style:text-properties fo:color="#ce9178" loext:opacity="100%" style:font-name="Droid Sans Mono" fo:font-size="10.5pt" officeooo:rsid="00133d56" fo:background-color="#000000" loext:char-shading-value="0" style:font-weight-asian="bold" style:font-weight-complex="bold"/>
    </style:style>
    <style:style style:name="T13" style:family="text">
      <style:text-properties style:font-weight-asian="normal" style:font-weight-complex="normal"/>
    </style:style>
    <style:style style:name="T14" style:family="text">
      <style:text-properties officeooo:rsid="00133d56" style:font-weight-asian="normal" style:font-weight-complex="normal"/>
    </style:style>
    <style:style style:name="T15" style:family="text">
      <style:text-properties officeooo:rsid="0014c08b"/>
    </style:style>
    <style:style style:name="T16" style:family="text">
      <style:text-properties officeooo:rsid="00133d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Zakladne prikazy</text:p>
      <text:p text:style-name="P1"/>
      <text:p text:style-name="P3">$npx <text:a xlink:type="simple" xlink:href="mailto:create-next-app@latest" text:style-name="Internet_20_link" text:visited-style-name="Visited_20_Internet_20_Link">create-next-app@latest</text:a> - <text:span text:style-name="T4">v</text:span>ytvorit next.js aplikaciou - </text:p>
      <text:p text:style-name="P1"/>
      <text:p text:style-name="P1"><text:span text:style-name="T3">$</text:span>npm run dev – runne aplikaciu v dev mode <text:span text:style-name="T5">(ohlasuje errory)</text:span></text:p>
      <text:p text:style-name="P1"/>
      <text:p text:style-name="P1"><text:span text:style-name="T3">$</text:span>npm run build – zkompiluje aplikaciu <text:span text:style-name="T6">pre production</text:span></text:p>
      <text:p text:style-name="P1"/>
      <text:p text:style-name="P1"><text:span text:style-name="T3">$</text:span>npm run start – runne zbuildenu aplikaciou (v production)</text:p>
      <text:p text:style-name="P1"/>
      <text:p text:style-name="P9">Vyhradene nazvy suborov:</text:p>
      <text:p text:style-name="P5"><text:tab/>- page.tsx</text:p>
      <text:p text:style-name="P5"><text:tab/>- layout.tsx</text:p>
      <text:p text:style-name="P5"><text:tab/>- not-found.tsx</text:p>
      <text:p text:style-name="P12"/>
      <text:p text:style-name="P12">!!subory sa takto musia volat!! <text:span text:style-name="T15">ak sa volaju inak next.js ich nenajde</text:span></text:p>
      <text:p text:style-name="P1"/>
      <text:p text:style-name="P8">app adresar – router</text:p>
      <text:p text:style-name="P1"/>
      <text:p text:style-name="P1">app</text:p>
      <text:p text:style-name="P1">|- (home) </text:p>
      <text:p text:style-name="P1">|</text:p>
      <text:p text:style-name="P1">| - o-mne</text:p>
      <text:p text:style-name="P1">|</text:p>
      <text:p text:style-name="P1">| - podmienky</text:p>
      <text:p text:style-name="P1"/>
      <text:p text:style-name="P6">kazdy subor ma vlastny komponent</text:p>
      <text:p text:style-name="P7">!! komponenty sa nesmu volat rovnako !!</text:p>
      <text:p text:style-name="P2">subory v zatvorkach ignoruje, <text:span text:style-name="T1">cize (home) sa nachadza na roote</text:span></text:p>
      <text:p text:style-name="P1"/>
      <text:p text:style-name="P4">http:///&lt;adresa&gt;/ -&gt; root component</text:p>
      <text:p text:style-name="P4">http:///&lt;adresa&gt;/o-mne -&gt; o-mne component</text:p>
      <text:p text:style-name="P4">...</text:p>
      <text:p text:style-name="P1"/>
      <text:p text:style-name="P1">kazda podstranka <text:span text:style-name="T2">ma vlastny</text:span> page, <text:span text:style-name="T2">layout, not-found .tsx</text:span></text:p>
      <text:p text:style-name="P1"/>
      <text:p text:style-name="P11">misc</text:p>
      <text:p text:style-name="P11"/>
      <text:p text:style-name="P13"><text:span text:style-name="T7">export</text:span><text:span text:style-name="T8"> </text:span><text:span text:style-name="T9">const</text:span><text:span text:style-name="T8"> </text:span><text:span text:style-name="T10">metadata</text:span><text:span text:style-name="T8"> </text:span><text:span text:style-name="T11">=</text:span><text:span text:style-name="T8"> { </text:span><text:span text:style-name="T10">title:</text:span><text:span text:style-name="T8"> </text:span><text:span text:style-name="T12">`404 | ZoskaSnap`</text:span><text:span text:style-name="T8"> };</text:span><text:span text:style-name="T14"> - metadata dolezite pre search engine</text:span></text:p>
      <text:p text:style-name="P13"><text:span text:style-name="T14"/></text:p>
      <text:p text:style-name="P17"><text:span text:style-name="T16">G</text:span>IT</text:p>
      <text:p text:style-name="P14"><text:span text:style-name="T13"/></text:p>
      <text:p text:style-name="P14"><text:span text:style-name="T13">$ git init -&gt; inicializacia gitu</text:span></text:p>
      <text:p text:style-name="P14"><text:span text:style-name="T13">$ git branch -m main -&gt; premenuje master branch na main</text:span></text:p>
      <text:p text:style-name="P14"><text:span text:style-name="T13">$ git config –global user.name „username“ -&gt; nastavi meno git pouzivatela</text:span></text:p>
      <text:p text:style-name="P14"><text:span text:style-name="T13">$ git config –global user.email „</text:span><text:a xlink:type="simple" xlink:href="mailto:name@mail.com" text:style-name="Internet_20_link" text:visited-style-name="Visited_20_Internet_20_Link"><text:span text:style-name="T13">name@mail.com</text:span></text:a><text:span text:style-name="T13">“ -&gt; nastavi mail git pouzivatela</text:span></text:p>
      <text:p text:style-name="P14"><text:span text:style-name="T13">$ git remote add origin </text:span><text:a xlink:type="simple" xlink:href="https://github.com/samuelC42/snap-zoska.git" text:style-name="Internet_20_link" text:visited-style-name="Visited_20_Internet_20_Link"><text:span text:style-name="T13">https://github.com/samuelC42/snap-zoska.git</text:span></text:a><text:span text:style-name="T13"> -&gt; prida github link ako origin</text:span></text:p>
      <text:p text:style-name="P14"><text:span text:style-name="T13">$ git remote -v -&gt; na kontrolu remote originov</text:span></text:p>
      <text:p text:style-name="P14"><text:span text:style-name="T13">$ git add . -&gt; prida directory do gitu</text:span></text:p>
      <text:p text:style-name="P14"><text:span text:style-name="T13"/></text:p>
      <text:p text:style-name="P15"><text:span text:style-name="T13">comittovat cez vscode source control</text:span></text:p>
      <text:p text:style-name="P15"><text:span text:style-name="T13"/></text:p>
      <text:p text:style-name="P15"><text:soft-page-break/><text:span text:style-name="T13"/></text:p>
      <text:p text:style-name="P16"><text:span text:style-name="T13">Vercel – free production hostovanie next.js aplikacii</text:span></text:p>
      <text:p text:style-name="P16"><text:span text:style-name="T13">moja domena -&gt; https://snap-zoska-lyart.vercel.app/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9T13:42:34.364284907</meta:creation-date>
    <meta:generator>LibreOffice/24.2.5.2$Linux_X86_64 LibreOffice_project/420$Build-2</meta:generator>
    <dc:date>2024-09-26T09:27:50.423681163</dc:date>
    <meta:editing-duration>PT1H33M17S</meta:editing-duration>
    <meta:editing-cycles>16</meta:editing-cycles>
    <meta:document-statistic meta:table-count="0" meta:image-count="0" meta:object-count="0" meta:page-count="2" meta:paragraph-count="37" meta:word-count="210" meta:character-count="1363" meta:non-whitespace-character-count="1180"/>
  </office:meta>
</office:document-meta>
</file>